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cm" table:align="margins" style:shadow="none"/>
    </style:style>
    <style:style style:name="Table1.A" style:family="table-column">
      <style:table-column-properties style:column-width="3.401cm" style:rel-column-width="13107*"/>
    </style:style>
    <style:style style:name="Table1.A1" style:family="table-cell">
      <style:table-cell-properties style:border-line-width-left="0.026cm 0.026cm 0.002cm" style:border-line-width-top="0.026cm 0.026cm 0.002cm" style:border-line-width-bottom="0.026cm 0.026cm 0.002cm" fo:padding="0.097cm" fo:border-left="0.05pt double #000000" fo:border-right="none" fo:border-top="0.05pt double #000000" fo:border-bottom="0.05pt double #000000"/>
    </style:style>
    <style:style style:name="Table1.E1" style:family="table-cell">
      <style:table-cell-properties style:border-line-width="0.026cm 0.026cm 0.002cm" fo:padding="0.097cm" fo:border="0.05pt double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29ef1" officeooo:paragraph-rsid="00029ef1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029ef1" officeooo:paragraph-rsid="00029ef1" style:font-weight-asian="bold" style:font-weight-complex="bold"/>
    </style:style>
    <style:style style:name="P4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 officeooo:rsid="000457aa" officeooo:paragraph-rsid="000457a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Required Parts</text:h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Part</text:p>
          </table:table-cell>
          <table:table-cell table:style-name="Table1.A1" office:value-type="string">
            <text:p text:style-name="P3">Vendor</text:p>
          </table:table-cell>
          <table:table-cell table:style-name="Table1.A1" office:value-type="string">
            <text:p text:style-name="P3">Price</text:p>
          </table:table-cell>
          <table:table-cell table:style-name="Table1.A1" office:value-type="string">
            <text:p text:style-name="P3">Quantity</text:p>
          </table:table-cell>
          <table:table-cell table:style-name="Table1.E1" office:value-type="string">
            <text:p text:style-name="P3">Link</text:p>
          </table:table-cell>
        </table:table-row>
        <table:table-row>
          <table:table-cell table:style-name="Table1.A2" office:value-type="string">
            <text:p text:style-name="P1">Raspberry Pi 3 Model B+</text:p>
          </table:table-cell>
          <table:table-cell table:style-name="Table1.A2" office:value-type="string">
            <text:p text:style-name="P1">Farnell</text:p>
          </table:table-cell>
          <table:table-cell table:style-name="Table1.A2" office:value-type="string">
            <text:p text:style-name="P1">€33.99</text:p>
          </table:table-cell>
          <table:table-cell table:style-name="Table1.A2" office:value-type="string">
            <text:p text:style-name="P1">3</text:p>
          </table:table-cell>
          <table:table-cell table:style-name="Table1.E2" office:value-type="string">
            <text:p text:style-name="P2"><text:a xlink:type="simple" xlink:href="https://ie.farnell.com/raspberry-pi/rpi3-modbp/sbc-board-raspberry-pi-3-model/dp/2842228" text:style-name="Internet_20_link" text:visited-style-name="Visited_20_Internet_20_Link">https://ie.farnell.com/raspberry-pi/rpi3-modbp/sbc-board-raspberry-pi-3-model/dp/2842228</text:a> </text:p>
          </table:table-cell>
        </table:table-row>
        <table:table-row>
          <table:table-cell table:style-name="Table1.A2" office:value-type="string">
            <text:p text:style-name="P1">T5989DC – AC/DC Power Supply, 1 Output, 13 W, 5.1 V, 2.5 A</text:p>
          </table:table-cell>
          <table:table-cell table:style-name="Table1.A2" office:value-type="string">
            <text:p text:style-name="P1">Farnell</text:p>
          </table:table-cell>
          <table:table-cell table:style-name="Table1.A2" office:value-type="string">
            <text:p text:style-name="P1">€7.99</text:p>
          </table:table-cell>
          <table:table-cell table:style-name="Table1.A2" office:value-type="string">
            <text:p text:style-name="P1">3</text:p>
          </table:table-cell>
          <table:table-cell table:style-name="Table1.E2" office:value-type="string">
            <text:p text:style-name="P2"><text:a xlink:type="simple" xlink:href="https://ie.farnell.com/raspberry-pi/t5989dv/psu-rpi-5v-2-5a-multi-plug-blk/dp/2534971" text:style-name="Internet_20_link" text:visited-style-name="Visited_20_Internet_20_Link">https://ie.farnell.com/raspberry-pi/t5989dv/psu-rpi-5v-2-5a-multi-plug-blk/dp/2534971</text:a> </text:p>
          </table:table-cell>
        </table:table-row>
        <table:table-row>
          <table:table-cell table:style-name="Table1.A2" office:value-type="string">
            <text:p text:style-name="P1">SanDisk SDSDQAF3-008G-I</text:p>
          </table:table-cell>
          <table:table-cell table:style-name="Table1.A2" office:value-type="string">
            <text:p text:style-name="P1">Mouser Electronics</text:p>
          </table:table-cell>
          <table:table-cell table:style-name="Table1.A2" office:value-type="string">
            <text:p text:style-name="P1">€9.36</text:p>
          </table:table-cell>
          <table:table-cell table:style-name="Table1.A2" office:value-type="string">
            <text:p text:style-name="P1">3</text:p>
          </table:table-cell>
          <table:table-cell table:style-name="Table1.E2" office:value-type="string">
            <text:p text:style-name="P2"><text:a xlink:type="simple" xlink:href="https://www.mouser.ie/ProductDetail/SanDisk/SDSDQAF3-008G-I?qs=sGAEpiMZZMtyMAXUUxCBE5IlUgcznewuII5iIueKP0p3215DGin%2Fpg%3D%3D" text:style-name="Internet_20_link" text:visited-style-name="Visited_20_Internet_20_Link">https://www.mouser.ie/ProductDetail/SanDisk/SDSDQAF3-008G-I?qs=sGAEpiMZZMtyMAXUUxCBE5IlUgcznewuII5iIueKP0p3215DGin%2fpg%3d%3d</text:a> </text:p>
          </table:table-cell>
        </table:table-row>
        <table:table-row>
          <table:table-cell table:style-name="Table1.A2" office:value-type="string">
            <text:p text:style-name="P1">Adafruit I2S Audio Bonnet for Raspberry Pi – UDA1334A</text:p>
          </table:table-cell>
          <table:table-cell table:style-name="Table1.A2" office:value-type="string">
            <text:p text:style-name="P1">Adafruit</text:p>
          </table:table-cell>
          <table:table-cell table:style-name="Table1.A2" office:value-type="string">
            <text:p text:style-name="P1">$9.95</text:p>
          </table:table-cell>
          <table:table-cell table:style-name="Table1.A2" office:value-type="string">
            <text:p text:style-name="P1">3</text:p>
          </table:table-cell>
          <table:table-cell table:style-name="Table1.E2" office:value-type="string">
            <text:p text:style-name="P2"><text:a xlink:type="simple" xlink:href="https://www.adafruit.com/product/4037" text:style-name="Internet_20_link" text:visited-style-name="Visited_20_Internet_20_Link">https://www.adafruit.com/product/4037</text:a> 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5T11:56:10.761052550</meta:creation-date>
    <dc:date>2019-01-25T12:04:57.127609100</dc:date>
    <meta:editing-duration>PT8M50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26" meta:word-count="51" meta:character-count="602" meta:non-whitespace-character-count="571"/>
  </office:meta>
</office:document-meta>
</file>